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rência de Configuração – Projeto SVRI</text:p>
      <text:p text:style-name="Standard"/>
      <text:p text:style-name="Standard"/>
      <text:p text:style-name="Standard">Versão do Eclipse utilizada:</text:p>
      <text:p text:style-name="Standard">-IDE: Eclipse Luna 4.4.2 – Eclipse IDE for Java EE Developers</text:p>
      <text:p text:style-name="Standard"><text:a xlink:type="simple" xlink:href="https://www.eclipse.org/downloads/packages/eclipse-ide-java-ee-developers/lunasr2" text:style-name="Internet_20_link" text:visited-style-name="Visited_20_Internet_20_Link">https://www.eclipse.org/downloads/packages/eclipse-ide-java-ee-developers/lunasr2</text:a></text:p>
      <text:p text:style-name="Standard">(x64 version?). Já vem com Git e o que é necessário</text:p>
      <text:p text:style-name="Standard"/>
      <text:p text:style-name="Standard">- Instalação da IDE Eclipse Luna 4.4.2:</text:p>
      <text:p text:style-name="Standard"><text:tab/>1) No windows, executar o arquivo .exe e selecionar o caminho de instalação da IDE;</text:p>
      <text:p text:style-name="Standard"><text:tab/>2) No linux, extrair o arquivo .tar.gz no caminho desejado para a instalação da IDE;</text:p>
      <text:p text:style-name="Standard"/>
      <text:p text:style-name="Standard">-Diretórios de Pastas:</text:p>
      <text:list xml:id="list9048070655973221209" text:style-name="L1">
        <text:list-item>
          <text:list>
            <text:list-item>
              <text:p text:style-name="P1">Na unidade C: criar uma pasta chamada workspaceEclipse, entrar no eclipse JavaEE. Clicar em File → Import → Git → Clone URI</text:p>
            </text:list-item>
            <text:list-item>
              <text:p text:style-name="P1">No campo URI adicionar <text:a xlink:type="simple" xlink:href="https://github.com/daniel-oliveiravas/SVRI.git" text:style-name="Internet_20_link" text:visited-style-name="Visited_20_Internet_20_Link">https://github.com/daniel-oliveiravas/SVRI.git</text:a></text:p>
            </text:list-item>
            <text:list-item>
              <text:p text:style-name="P1">Adicionar o campo de login e senha do github, clique next, deixe o checkbox master marcado e clique next novamente.</text:p>
            </text:list-item>
            <text:list-item>
              <text:p text:style-name="P1">No campo Directory coloque. NOTA: É importante que o nome da pasta esteja igual. C:\workspaceEclipse\ProjetoSoftwareSVRI</text:p>
            </text:list-item>
            <text:list-item>
              <text:p text:style-name="P1">Clique Next. Seleciona Import existing projects e selecione a pasta Working Directory. Selecione o Projeto e clique em Finish.<text:tab/></text:p>
            </text:list-item>
          </text:list>
        </text:list-item>
      </text:list>
      <text:p text:style-name="Standard"/>
      <text:p text:style-name="Standard">-Java: <text:s/>JDK 8</text:p>
      <text:p text:style-name="Standard"/>
      <text:p text:style-name="Standard">-Apache Tomcat: Versão 8.0.21</text:p>
      <text:p text:style-name="Standard">http://tomcat.apache.org/download-80.cgi</text:p>
      <text:p text:style-name="Standard"/>
      <text:p text:style-name="Standard">-LibreOffice ou OpenOffice: arquivos em .odt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8T16:49:26.03</meta:creation-date>
    <dc:date>2015-03-28T21:04:02.34</dc:date>
    <meta:editing-duration>PT49M46S</meta:editing-duration>
    <meta:editing-cycles>6</meta:editing-cycles>
    <meta:generator>OpenOffice/4.1.1$Win32 OpenOffice.org_project/411m6$Build-9775</meta:generator>
    <dc:creator>Daniel de Oliveira Vasconcelos</dc:creator>
    <meta:document-statistic meta:table-count="0" meta:image-count="0" meta:object-count="0" meta:page-count="1" meta:paragraph-count="18" meta:word-count="173" meta:character-count="1176"/>
  </office:meta>
</office:document-meta>
</file>